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style:text-underline-style="none" fo:font-weight="bold" officeooo:rsid="002bd49a" officeooo:paragraph-rsid="002bd49a" style:font-size-asian="12pt" style:font-weight-asian="bold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d2250" officeooo:paragraph-rsid="000d2250" style:font-size-asian="12pt" style:font-weight-asian="bold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9613f" officeooo:paragraph-rsid="0009613f" style:font-size-asian="12pt" style:font-weight-asian="bold" style:font-name-complex="Arial" style:font-size-complex="12pt" style:font-weight-complex="bold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d2250" officeooo:paragraph-rsid="000d2250" style:font-size-asian="12pt" style:font-weight-asian="bold" style:font-name-complex="Arial" style:font-size-complex="12pt" style:font-weight-complex="bold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1d35c5" officeooo:paragraph-rsid="0009613f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6292d" officeooo:paragraph-rsid="0009613f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2bd49a" officeooo:paragraph-rsid="002bd49a" style:font-size-asian="12pt" style:font-weight-asian="bold" style:font-name-complex="Arial" style:font-size-complex="12pt"/>
    </style:style>
    <style:style style:name="P9" style:family="paragraph" style:parent-style-name="正文">
      <style:paragraph-properties fo:margin-top="0in" fo:margin-bottom="0in" style:contextual-spacing="false" fo:line-height="100%"/>
      <style:text-properties style:font-name="Arial" fo:font-size="12pt" style:text-underline-style="none" style:font-size-asian="12pt" style:font-name-complex="Arial" style:font-size-complex="12pt"/>
    </style:style>
    <style:style style:name="P1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style:font-size-asian="12pt" style:font-name-complex="Arial" style:font-size-complex="12pt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none" fo:font-weight="bold" officeooo:rsid="0006292d" officeooo:paragraph-rsid="0006292d" style:font-size-asian="12pt" style:font-weight-asian="bold" style:font-name-complex="Arial" style:font-size-complex="12pt"/>
    </style:style>
    <style:style style:name="P1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none" fo:font-weight="bold" officeooo:rsid="001d35c5" officeooo:paragraph-rsid="0009613f" style:font-size-asian="12pt" style:font-weight-asian="bold" style:font-name-complex="Arial" style:font-size-complex="12pt"/>
    </style:style>
    <style:style style:name="P1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fo:color="#808080" loext:opacity="100%" style:font-name="Arial" fo:font-size="8pt" fo:font-style="italic" style:text-underline-style="none" officeooo:rsid="002d936f" officeooo:paragraph-rsid="002d936f" style:font-size-asian="8pt" style:font-style-asian="italic" style:font-name-complex="Arial" style:font-size-complex="8pt" style:font-style-complex="italic"/>
    </style:style>
    <style:style style:name="P14" style:family="paragraph" style:parent-style-name="Standard">
      <style:text-properties style:text-underline-style="none"/>
    </style:style>
    <style:style style:name="T1" style:family="text">
      <style:text-properties style:font-name="Arial Black"/>
    </style:style>
    <style:style style:name="T2" style:family="text">
      <style:text-properties style:font-name="Arial Black" style:text-underline-style="solid" style:text-underline-width="auto" style:text-underline-color="font-color"/>
    </style:style>
    <style:style style:name="T3" style:family="text">
      <style:text-properties style:font-name="Arial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7739f"/>
    </style:style>
    <style:style style:name="T6" style:family="text">
      <style:text-properties officeooo:rsid="0007739f"/>
    </style:style>
    <style:style style:name="T7" style:family="text">
      <style:text-properties officeooo:rsid="002d93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Name <text:span text:style-name="T7">1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>(Flap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table:number-rows-spanned="2" office:value-type="string">
            <text:p text:style-name="P8">Name <text:span text:style-name="T7">1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H2" office:value-type="string">
            <text:p text:style-name="P9"/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8">Name <text:span text:style-name="T7">2</text:span></text:p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4"/>
          </table:table-cell>
          <table:table-cell table:style-name="Table1.H3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H4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13">(Flap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Name <text:span text:style-name="T7">2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>(Flap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4"/>
          </table:table-cell>
          <table:table-cell table:style-name="Table1.H5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>(Flap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H6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H7" office:value-type="string">
            <text:p text:style-name="P9"/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4"/>
          </table:table-cell>
          <table:table-cell table:style-name="Table1.H8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H9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13">(Flap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>(Flap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4"/>
          </table:table-cell>
          <table:table-cell table:style-name="Table1.H10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>(Flap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H1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H12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  <table:table-cell table:style-name="Table1.H13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H14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13">(Flap)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H15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H16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1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H17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  <table:table-cell table:style-name="Table1.H18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H19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H20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><text:span text:style-name="T1"/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H2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7"><text:span text:style-name="T1"/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H22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  <table:table-cell table:style-name="Table1.H23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rows-spanned="2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  <table:table-cell table:style-name="Table1.H24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H25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11-07T14:12:43.570000000</dc:date>
    <meta:editing-cycles>11</meta:editing-cycles>
    <meta:editing-duration>PT2H14M19S</meta:editing-duration>
    <meta:print-date>2021-11-07T09:24:07.433000000</meta:print-date>
    <meta:document-statistic meta:table-count="1" meta:image-count="0" meta:object-count="0" meta:page-count="2" meta:paragraph-count="12" meta:word-count="16" meta:character-count="72" meta:non-whitespace-character-count="68"/>
    <meta:template xlink:type="simple" xlink:actuate="onRequest" xlink:title="" xlink:href="../../../Templates/Mr.%20Label%20MR183%20Cable%20Flags.odt/Normal"/>
  </office:meta>
</office:document-meta>
</file>